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7318188435108031916" text:style-name="L1">
        <text:list-item>
          <text:p text:style-name="P7">Cristina lives at the corner of two streets. <text:s/>She decides to walk around the block. <text:s/>If each side of the block is 0.25 miles, how far did she walk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113515189745291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113515953048404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113516304789123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113515224307530" text:continue-numbering="true" text:style-name="L1">
        <text:list-item>
          <text:p text:style-name="P14">You drive to a neighboring town at 60 mph, then immediately return at 40 mph. <text:s/>What is the average speed you traveled?</text:p>
          <text:list>
            <text:list-item>
              <text:p text:style-name="P14">60 mph</text:p>
            </text:list-item>
            <text:list-item>
              <text:p text:style-name="P14">50 mph</text:p>
            </text:list-item>
            <text:list-item>
              <text:p text:style-name="P14">48 mph</text:p>
            </text:list-item>
            <text:list-item>
              <text:p text:style-name="P14">40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C4A4D49B.png" xlink:type="simple" xlink:show="embed" xlink:actuate="onLoad"/></draw:frame> <text:s text:c="20"/>Name:<text:tab/><text:tab/><text:date style:data-style-name="N37" text:date-value="2017-05-09T11:35:14.144830126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1M7S</meta:editing-duration>
    <meta:editing-cycles>20</meta:editing-cycles>
    <meta:generator>LibreOffice/4.3.7.2$Linux_X86_64 LibreOffice_project/430$Build-2</meta:generator>
    <meta:initial-creator>Jonas Williamson</meta:initial-creator>
    <dc:date>2017-05-09T11:35:14.099976498</dc:date>
    <meta:document-statistic meta:table-count="0" meta:image-count="2" meta:object-count="0" meta:page-count="1" meta:paragraph-count="29" meta:word-count="345" meta:character-count="1884" meta:non-whitespace-character-count="1544"/>
  </office:meta>
</office:document-meta>
</file>